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19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" calcext:value-type="currency" table:number-columns-spanned="2" table:number-rows-spanned="2">
            <text:p>$2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2-01" calcext:value-type="date">
            <text:p>02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1-05" calcext:value-type="date">
            <text:p>01/05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1-12" calcext:value-type="date">
            <text:p>01/12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9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1-19" calcext:value-type="date">
            <text:p>01/19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1-26" calcext:value-type="date">
            <text:p>01/26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0:51:32.351140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1-16T20:51:47.379484066</dc:date>
    <meta:editing-duration>PT2H43M25S</meta:editing-duration>
    <meta:editing-cycles>50</meta:editing-cycles>
    <meta:generator>LibreOffice/7.5.5.2$Linux_X86_64 LibreOffice_project/50$Build-2</meta:generator>
    <meta:document-statistic meta:table-count="1" meta:cell-count="65" meta:object-count="1"/>
  </office:meta>
</office:document-meta>
</file>